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2a6099" draw:opacity="45%" draw:opacity-name="" draw:textarea-horizontal-align="justify" draw:textarea-vertical-align="middle" draw:auto-grow-height="false" fo:min-height="1cm" fo:min-width="2.75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2a6099" draw:opacity="45%" draw:opacity-name="" draw:textarea-horizontal-align="justify" draw:textarea-vertical-align="middle" draw:auto-grow-height="false" fo:min-height="0.966cm" fo:min-width="2.71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ff4000" draw:opacity="45%" draw:opacity-name="" draw:textarea-horizontal-align="justify" draw:textarea-vertical-align="middle" draw:auto-grow-height="false" fo:min-height="0.966cm" fo:min-width="2.71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800080" draw:opacity="45%" draw:opacity-name="" draw:textarea-horizontal-align="justify" draw:textarea-vertical-align="middle" draw:auto-grow-height="false" fo:min-height="0.966cm" fo:min-width="2.716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ffbf00" draw:opacity="45%" draw:opacity-name="" draw:textarea-horizontal-align="justify" draw:textarea-vertical-align="middle" draw:auto-grow-height="false" fo:min-height="0.966cm" fo:min-width="2.716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00a933" draw:opacity="45%" draw:opacity-name="" draw:textarea-horizontal-align="justify" draw:textarea-vertical-align="middle" draw:auto-grow-height="false" fo:min-height="0.966cm" fo:min-width="2.716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draw:stroke="dash" draw:stroke-dash="Double_20_Dash_20__28_Rounded_29_" svg:stroke-width="0.081cm" svg:stroke-color="#000000" draw:marker-start-width="0.321cm" draw:marker-end-width="0.321cm" svg:stroke-linecap="round" draw:fill="none" draw:opacity="45%" draw:opacity-name="" draw:textarea-horizontal-align="justify" draw:textarea-vertical-align="top" draw:auto-grow-height="false" fo:min-height="8.42cm" fo:min-width="12.92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draw:stroke="dash" draw:stroke-dash="Double_20_Dash_20__28_Rounded_29_" svg:stroke-width="0.081cm" svg:stroke-color="#000000" draw:marker-start-width="0.321cm" draw:marker-end-width="0.321cm" svg:stroke-linecap="round" draw:fill="none" draw:opacity="45%" draw:opacity-name="" draw:textarea-horizontal-align="justify" draw:textarea-vertical-align="top" draw:auto-grow-height="false" fo:min-height="4.42cm" fo:min-width="8.17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draw:stroke="dash" draw:stroke-dash="Double_20_Dash_20__28_Rounded_29_" svg:stroke-width="0.081cm" svg:stroke-color="#000000" draw:marker-start-width="0.321cm" draw:marker-end-width="0.321cm" svg:stroke-linecap="round" draw:fill="none" draw:opacity="45%" draw:opacity-name="" draw:textarea-horizontal-align="justify" draw:textarea-vertical-align="top" draw:auto-grow-height="false" fo:min-height="2.67cm" fo:min-width="8.17cm" fo:padding-top="0.165cm" fo:padding-bottom="0.165cm" fo:padding-left="0.29cm" fo:padding-right="0.29cm"/>
      <style:paragraph-properties style:writing-mode="lr-tb"/>
    </style:style>
    <style:style style:name="gr10" style:family="graphic" style:parent-style-name="objectwithoutfill">
      <style:graphic-properties svg:stroke-width="0.028cm" svg:stroke-color="#000000" draw:marker-start="Arrowheads_20_2" draw:marker-start-width="0.342cm" draw:marker-end="Arrowheads_20_2" draw:marker-end-width="0.342cm" draw:fill="none" draw:textarea-vertical-align="middle" fo:padding-top="0.139cm" fo:padding-bottom="0.139cm" fo:padding-left="0.264cm" fo:padding-right="0.264cm"/>
      <style:paragraph-properties style:writing-mode="lr-tb"/>
    </style:style>
    <style:style style:name="gr11" style:family="graphic" style:parent-style-name="objectwithoutfill">
      <style:graphic-properties svg:stroke-width="0.028cm" svg:stroke-color="#000000" draw:marker-start="Arrowheads_20_8" draw:marker-start-width="0.342cm" draw:marker-end="Arrowheads_20_9" draw:marker-end-width="0.342cm" draw:fill="none" draw:fill-color="#111111" draw:textarea-vertical-align="middle" fo:padding-top="0.139cm" fo:padding-bottom="0.139cm" fo:padding-left="0.264cm" fo:padding-right="0.264cm"/>
      <style:paragraph-properties style:writing-mode="lr-tb"/>
    </style:style>
    <style:style style:name="gr12" style:family="graphic" style:parent-style-name="objectwithoutfill">
      <style:graphic-properties svg:stroke-width="0.028cm" svg:stroke-color="#000000" draw:marker-start="Arrowheads_20_10" draw:marker-start-width="0.342cm" draw:marker-end="Arrowheads_20_11" draw:marker-end-width="0.342cm" draw:fill="none" draw:fill-color="#111111" draw:textarea-vertical-align="middle" fo:padding-top="0.139cm" fo:padding-bottom="0.139cm" fo:padding-left="0.264cm" fo:padding-right="0.264cm"/>
      <style:paragraph-properties style:writing-mode="lr-tb"/>
    </style:style>
    <style:style style:name="gr13" style:family="graphic" style:parent-style-name="objectwithoutfill">
      <style:graphic-properties svg:stroke-width="0.028cm" svg:stroke-color="#000000" draw:marker-start="Arrowheads_20_12" draw:marker-start-width="0.342cm" draw:marker-end="Arrowheads_20_13" draw:marker-end-width="0.342cm" draw:fill="none" draw:fill-color="#111111" draw:textarea-vertical-align="bottom" fo:padding-top="0.139cm" fo:padding-bottom="0.139cm" fo:padding-left="0.264cm" fo:padding-right="0.264cm"/>
      <style:paragraph-properties style:writing-mode="lr-tb"/>
    </style:style>
    <style:style style:name="gr14" style:family="graphic" style:parent-style-name="objectwithoutfill">
      <style:graphic-properties svg:stroke-width="0.028cm" svg:stroke-color="#000000" draw:marker-start="Arrowheads_20_14" draw:marker-start-width="0.342cm" draw:marker-end="Arrowheads_20_15" draw:marker-end-width="0.342cm" draw:fill="none" draw:fill-color="#111111" draw:textarea-vertical-align="bottom" fo:padding-top="0.139cm" fo:padding-bottom="0.139cm" fo:padding-left="0.264cm" fo:padding-right="0.264cm"/>
      <style:paragraph-properties style:writing-mode="lr-tb"/>
    </style:style>
    <style:style style:name="gr15" style:family="graphic" style:parent-style-name="objectwithoutfill">
      <style:graphic-properties svg:stroke-width="0.028cm" svg:stroke-color="#000000" draw:marker-start-width="0.242cm" draw:marker-end="Arrowheads_20_16" draw:marker-end-width="0.342cm" draw:fill="none" draw:fill-color="#111111" draw:textarea-vertical-align="middle" fo:padding-top="0.139cm" fo:padding-bottom="0.139cm" fo:padding-left="0.264cm" fo:padding-right="0.264cm"/>
      <style:paragraph-properties style:writing-mode="lr-tb"/>
    </style:style>
    <style:style style:name="gr16" style:family="graphic" style:parent-style-name="objectwithoutfill">
      <style:graphic-properties svg:stroke-width="0.028cm" svg:stroke-color="#000000" draw:marker-start-width="0.242cm" draw:marker-end="Arrowheads_20_17" draw:marker-end-width="0.342cm" draw:fill="none" draw:fill-color="#111111" draw:textarea-vertical-align="middle" fo:padding-top="0.139cm" fo:padding-bottom="0.139cm" fo:padding-left="0.264cm" fo:padding-right="0.264cm"/>
    </style:style>
    <style:style style:name="gr17" style:family="graphic" style:parent-style-name="objectwithoutfill">
      <style:graphic-properties svg:stroke-color="#000000" draw:marker-end="Arrowheads_20_18" draw:marker-end-width="0.3cm" draw:fill="none" draw:fill-color="#111111" draw:textarea-vertical-align="middle"/>
    </style:style>
    <style:style style:name="gr18" style:family="graphic" style:parent-style-name="objectwithoutfill">
      <style:graphic-properties svg:stroke-color="#000000" draw:marker-end="Arrowheads_20_19" draw:marker-end-width="0.3cm" draw:fill="none" draw:fill-color="#111111" draw:textarea-vertical-align="middle"/>
      <style:paragraph-properties style:writing-mode="lr-tb"/>
    </style:style>
    <style:style style:name="gr19" style:family="graphic" style:parent-style-name="objectwithoutfill">
      <style:graphic-properties svg:stroke-color="#000000" draw:marker-end="Arrowheads_20_21" draw:marker-end-width="0.3cm" draw:fill="none" draw:fill-color="#111111" draw:textarea-vertical-align="middle"/>
    </style:style>
    <style:style style:name="gr20" style:family="graphic" style:parent-style-name="objectwithoutfill">
      <style:graphic-properties svg:stroke-width="0.028cm" svg:stroke-color="#000000" draw:marker-start="Arrowheads_20_22" draw:marker-start-width="0.342cm" draw:marker-end="Arrowheads_20_23" draw:marker-end-width="0.342cm" draw:fill="none" draw:fill-color="#111111" draw:textarea-vertical-align="bottom" fo:padding-top="0.139cm" fo:padding-bottom="0.139cm" fo:padding-left="0.264cm" fo:padding-right="0.264cm"/>
      <style:paragraph-properties style:writing-mode="lr-tb"/>
    </style:style>
    <style:style style:name="gr21" style:family="graphic" style:parent-style-name="objectwithoutfill">
      <style:graphic-properties svg:stroke-width="0.028cm" svg:stroke-color="#000000" draw:marker-start="Arrowheads_20_24" draw:marker-start-width="0.342cm" draw:marker-end="Arrowheads_20_25" draw:marker-end-width="0.342cm" draw:fill="none" draw:fill-color="#111111" draw:textarea-vertical-align="bottom" fo:padding-top="0.139cm" fo:padding-bottom="0.139cm" fo:padding-left="0.264cm" fo:padding-right="0.264cm"/>
      <style:paragraph-properties style:writing-mode="lr-tb"/>
    </style:style>
    <style:style style:name="gr22" style:family="graphic" style:parent-style-name="objectwithoutfill">
      <style:graphic-properties svg:stroke-width="0.028cm" svg:stroke-color="#000000" draw:marker-start="Arrowheads_20_26" draw:marker-start-width="0.342cm" draw:marker-end="Arrowheads_20_27" draw:marker-end-width="0.342cm" draw:fill="none" draw:fill-color="#111111" draw:textarea-vertical-align="bottom" fo:padding-top="0.139cm" fo:padding-bottom="0.139cm" fo:padding-left="0.264cm" fo:padding-right="0.264cm"/>
      <style:paragraph-properties style:writing-mode="lr-tb"/>
    </style:style>
    <style:style style:name="gr23" style:family="graphic" style:parent-style-name="objectwithoutfill">
      <style:graphic-properties svg:stroke-width="0.028cm" svg:stroke-color="#000000" draw:marker-start="Arrowheads_20_28" draw:marker-start-width="0.342cm" draw:marker-end="Arrowheads_20_29" draw:marker-end-width="0.342cm" draw:fill="none" draw:fill-color="#111111" draw:textarea-vertical-align="bottom" fo:padding-top="0.139cm" fo:padding-bottom="0.139cm" fo:padding-left="0.264cm" fo:padding-right="0.264cm"/>
      <style:paragraph-properties style:writing-mode="lr-tb"/>
    </style:style>
    <style:style style:name="gr24" style:family="graphic" style:parent-style-name="objectwithoutfill">
      <style:graphic-properties svg:stroke-width="0.028cm" svg:stroke-color="#000000" draw:marker-start="Arrowheads_20_30" draw:marker-start-width="0.342cm" draw:marker-end="Arrowheads_20_31" draw:marker-end-width="0.342cm" draw:fill="none" draw:fill-color="#111111" draw:textarea-vertical-align="bottom" fo:padding-top="0.139cm" fo:padding-bottom="0.139cm" fo:padding-left="0.264cm" fo:padding-right="0.2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2a6099" draw:opacity="45%"/>
      <style:paragraph-properties fo:text-align="center"/>
    </style:style>
    <style:style style:name="P3" style:family="paragraph">
      <loext:graphic-properties draw:fill="solid" draw:fill-color="#ff4000" draw:opacity="45%"/>
      <style:paragraph-properties fo:text-align="center"/>
    </style:style>
    <style:style style:name="P4" style:family="paragraph">
      <loext:graphic-properties draw:fill="solid" draw:fill-color="#800080" draw:opacity="45%"/>
      <style:paragraph-properties fo:text-align="center"/>
    </style:style>
    <style:style style:name="P5" style:family="paragraph">
      <loext:graphic-properties draw:fill="solid" draw:fill-color="#ffbf00" draw:opacity="45%"/>
      <style:paragraph-properties fo:text-align="center"/>
    </style:style>
    <style:style style:name="P6" style:family="paragraph">
      <loext:graphic-properties draw:fill="solid" draw:fill-color="#00a933" draw:opacity="45%"/>
      <style:paragraph-properties fo:text-align="center"/>
    </style:style>
    <style:style style:name="P7" style:family="paragraph">
      <style:paragraph-properties fo:text-align="start"/>
      <style:text-properties fo:font-weight="bold" style:font-weight-asian="bold" style:font-weight-complex="bold"/>
    </style:style>
    <style:style style:name="P8" style:family="paragraph">
      <loext:graphic-properties draw:fill="none" draw:opacity="45%"/>
      <style:paragraph-properties fo:text-align="start"/>
      <style:text-properties fo:font-weight="bold" style:font-weight-asian="bold" style:font-weight-complex="bold"/>
    </style:style>
    <style:style style:name="P9" style:family="paragraph">
      <style:paragraph-properties fo:text-align="end"/>
      <style:text-properties fo:font-weight="bold" style:font-weight-asian="bold" style:font-weight-complex="bold"/>
    </style:style>
    <style:style style:name="P10" style:family="paragraph">
      <loext:graphic-properties draw:fill="none" draw:opacity="45%"/>
      <style:paragraph-properties fo:text-align="end"/>
      <style:text-properties fo:font-weight="bold" style:font-weight-asian="bold" style:font-weight-complex="bold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none" draw:opacity="45%"/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 draw:fill-color="#111111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111111"/>
      <style:paragraph-properties fo:text-align="start"/>
      <style:text-properties fo:font-size="12pt" style:font-size-asian="12pt" style:font-size-complex="12pt"/>
    </style:style>
    <style:style style:name="P17" style:family="paragraph">
      <loext:graphic-properties draw:fill="none" draw:fill-color="#111111"/>
      <style:paragraph-properties fo:text-align="center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111111"/>
      <style:paragraph-properties fo:text-align="end"/>
      <style:text-properties fo:font-size="12pt" style:font-size-asian="12pt" style:font-size-complex="12pt"/>
    </style:style>
    <style:style style:name="T1" style:family="text">
      <style:text-properties style:text-position="-8%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2" draw:id="id12" draw:layer="layout" svg:width="3.25cm" svg:height="1.25cm" svg:x="18.4cm" svg:y="8.25cm">
          <text:p text:style-name="P1">Display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3.25cm" svg:height="1.25cm" svg:x="1.85cm" svg:y="4.2cm">
          <text:p text:style-name="P1">Display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3.25cm" svg:height="1.25cm" svg:x="22.9cm" svg:y="4.2cm">
          <text:p text:style-name="P1">Display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3.25cm" svg:height="1.25cm" svg:x="18.4cm" svg:y="2.45cm">
          <text:p text:style-name="P1">RPi Cam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3.25cm" svg:height="1.25cm" svg:x="22.9cm" svg:y="8.25cm">
          <text:p text:style-name="P1">Analog Camera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3.25cm" svg:height="1.25cm" svg:x="6.55cm" svg:y="2.45cm">
          <text:p text:style-name="P1">RPi Cam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3.25cm" svg:height="1.25cm" svg:x="6.55cm" svg:y="4.2cm">
          <text:p text:style-name="P1">RPi 3B+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3.25cm" svg:height="1.25cm" svg:x="18.4cm" svg:y="4.2cm">
          <text:p text:style-name="P1">RPi 3B+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3.25cm" svg:height="1.25cm" svg:x="6.55cm" svg:y="6.5cm">
          <text:p text:style-name="P1">STM32</text:p>
          <draw:enhanced-geometry svg:viewBox="0 0 21600 21600" draw:type="rectangle" draw:enhanced-path="M 0 0 L 21600 0 21600 21600 0 21600 0 0 Z N"/>
        </draw:custom-shape>
        <draw:custom-shape draw:style-name="gr5" draw:text-style-name="P5" xml:id="id1" draw:id="id1" draw:layer="layout" svg:width="3.25cm" svg:height="1.25cm" svg:x="1.85cm" svg:y="6.5cm">
          <text:p text:style-name="P1">GPS</text:p>
          <draw:enhanced-geometry svg:viewBox="0 0 21600 21600" draw:type="rectangle" draw:enhanced-path="M 0 0 L 21600 0 21600 21600 0 21600 0 0 Z N"/>
        </draw:custom-shape>
        <draw:custom-shape draw:style-name="gr5" draw:text-style-name="P5" xml:id="id6" draw:id="id6" draw:layer="layout" svg:width="3.25cm" svg:height="1.25cm" svg:x="1.85cm" svg:y="8.25cm">
          <text:p text:style-name="P1">nRF24</text:p>
          <draw:enhanced-geometry svg:viewBox="0 0 21600 21600" draw:type="rectangle" draw:enhanced-path="M 0 0 L 21600 0 21600 21600 0 21600 0 0 Z N"/>
        </draw:custom-shape>
        <draw:custom-shape draw:style-name="gr5" draw:text-style-name="P5" xml:id="id3" draw:id="id3" draw:layer="layout" svg:width="3.25cm" svg:height="1.25cm" svg:x="11.05cm" svg:y="4.2cm">
          <text:p text:style-name="P1">ANT+</text:p>
          <draw:enhanced-geometry svg:viewBox="0 0 21600 21600" draw:type="rectangle" draw:enhanced-path="M 0 0 L 21600 0 21600 21600 0 21600 0 0 Z N"/>
        </draw:custom-shape>
        <draw:custom-shape draw:style-name="gr6" draw:text-style-name="P6" xml:id="id15" draw:id="id15" draw:layer="layout" svg:width="3.25cm" svg:height="1.25cm" svg:x="10.45cm" svg:y="13.75cm">
          <text:p text:style-name="P1">Encoder</text:p>
          <draw:enhanced-geometry svg:viewBox="0 0 21600 21600" draw:type="rectangle" draw:enhanced-path="M 0 0 L 21600 0 21600 21600 0 21600 0 0 Z N"/>
        </draw:custom-shape>
        <draw:custom-shape draw:style-name="gr6" draw:text-style-name="P6" xml:id="id17" draw:id="id17" draw:layer="layout" svg:width="3.25cm" svg:height="1.25cm" svg:x="18.3cm" svg:y="13.75cm">
          <text:p text:style-name="P1">DHT</text:p>
          <draw:enhanced-geometry svg:viewBox="0 0 21600 21600" draw:type="rectangle" draw:enhanced-path="M 0 0 L 21600 0 21600 21600 0 21600 0 0 Z N"/>
        </draw:custom-shape>
        <draw:custom-shape draw:style-name="gr6" draw:text-style-name="P6" xml:id="id14" draw:id="id14" draw:layer="layout" svg:width="3.25cm" svg:height="1.25cm" svg:x="6.55cm" svg:y="13.75cm">
          <text:p text:style-name="P1">Batteries</text:p>
          <draw:enhanced-geometry svg:viewBox="0 0 21600 21600" draw:type="rectangle" draw:enhanced-path="M 0 0 L 21600 0 21600 21600 0 21600 0 0 Z N"/>
        </draw:custom-shape>
        <draw:custom-shape draw:style-name="gr5" draw:text-style-name="P5" xml:id="id13" draw:id="id13" draw:layer="layout" svg:width="3.25cm" svg:height="1.25cm" svg:x="1.85cm" svg:y="11.8cm">
          <text:p text:style-name="P1">IR Temp.</text:p>
          <draw:enhanced-geometry svg:viewBox="0 0 21600 21600" draw:type="rectangle" draw:enhanced-path="M 0 0 L 21600 0 21600 21600 0 21600 0 0 Z N"/>
        </draw:custom-shape>
        <draw:custom-shape draw:style-name="gr6" draw:text-style-name="P6" xml:id="id16" draw:id="id16" draw:layer="layout" svg:width="3.25cm" svg:height="1.25cm" svg:x="14.3cm" svg:y="13.75cm">
          <text:p text:style-name="P1">CO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3.5cm" svg:height="8.75cm" svg:x="1.3cm" svg:y="1.25cm">
          <text:p text:style-name="P7"><text:span text:style-name="T2">Fro</text:span><text:span text:style-name="T2">nt </text:span><text:span text:style-name="T2">Rid</text:span><text:span text:style-name="T2">er </text:span><text:span text:style-name="T2">Sys</text:span><text:span text:style-name="T2">tem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8.75cm" svg:height="4.75cm" svg:x="17.9cm" svg:y="1.25cm">
          <text:p text:style-name="P9"><text:span text:style-name="T2">Rear Rider System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75cm" svg:height="3cm" svg:x="17.9cm" svg:y="7cm">
          <text:p text:style-name="P11"><text:span text:style-name="T2">Backup System</text:span></text:p>
          <draw:enhanced-geometry svg:viewBox="0 0 21600 21600" draw:type="rectangle" draw:enhanced-path="M 0 0 L 21600 0 21600 21600 0 21600 0 0 Z N"/>
        </draw:custom-shape>
        <draw:connector draw:style-name="gr10" draw:text-style-name="P13" draw:layer="layout" draw:type="line" svg:x1="5.1cm" svg:y1="7.125cm" svg:x2="6.55cm" svg:y2="7.125cm" draw:start-shape="id1" draw:start-glue-point="1" draw:end-shape="id2" draw:end-glue-point="3" svg:d="M5100 7125h1450" svg:viewBox="0 0 1451 1">
          <text:p text:style-name="P1"><text:span text:style-name="T3">UART</text:span></text:p>
          <text:p text:style-name="P1"><text:span text:style-name="T3"/></text:p>
          <text:p text:style-name="P1"><text:span text:style-name="T3"/></text:p>
        </draw:connector>
        <draw:connector draw:style-name="gr11" draw:text-style-name="P14" draw:layer="layout" draw:type="line" svg:x1="11.05cm" svg:y1="4.825cm" svg:x2="9.8cm" svg:y2="4.825cm" draw:start-shape="id3" draw:start-glue-point="3" draw:end-shape="id4" draw:end-glue-point="1" svg:d="M11050 4825h-1250" svg:viewBox="0 0 1251 1">
          <text:p text:style-name="P1"><text:span text:style-name="T3">USB</text:span></text:p>
          <text:p text:style-name="P1"><text:span text:style-name="T3"/></text:p>
          <text:p text:style-name="P1"><text:span text:style-name="T3"/></text:p>
        </draw:connector>
        <draw:connector draw:style-name="gr12" draw:text-style-name="P14" draw:layer="layout" draw:type="line" svg:x1="8.175cm" svg:y1="5.45cm" svg:x2="8.175cm" svg:y2="6.5cm" draw:start-shape="id4" draw:start-glue-point="2" draw:end-shape="id2" draw:end-glue-point="0" svg:d="M8175 5450v1050" svg:viewBox="0 0 1 1051">
          <text:p text:style-name="P1"><text:span text:style-name="T3">UART <text:s text:c="12"/></text:span></text:p>
        </draw:connector>
        <draw:connector draw:style-name="gr13" draw:text-style-name="P16" draw:layer="layout" draw:line-skew="2cm" svg:x1="9.8cm" svg:y1="7.125cm" svg:x2="18.4cm" svg:y2="4.825cm" draw:start-shape="id2" draw:end-shape="id5" draw:end-glue-point="3" svg:d="M9800 7125h6300v-2300h2300" svg:viewBox="0 0 8601 2301">
          <text:p text:style-name="P15"><text:span text:style-name="T3">UART</text:span></text:p>
        </draw:connector>
        <draw:connector draw:style-name="gr14" draw:text-style-name="P16" draw:layer="layout" svg:x1="5.1cm" svg:y1="8.875cm" svg:x2="8.175cm" svg:y2="7.75cm" draw:start-shape="id6" draw:start-glue-point="1" draw:end-shape="id2" draw:end-glue-point="2" svg:d="M5100 8875h3075v-1125" svg:viewBox="0 0 3076 1126">
          <text:p text:style-name="P15"><text:span text:style-name="T3">SPI</text:span></text:p>
        </draw:connector>
        <draw:connector draw:style-name="gr15" draw:text-style-name="P14" draw:layer="layout" draw:type="line" svg:x1="6.55cm" svg:y1="4.825cm" svg:x2="5.1cm" svg:y2="4.825cm" draw:start-shape="id4" draw:start-glue-point="3" draw:end-shape="id7" draw:end-glue-point="1" svg:d="M6550 4825h-1450" svg:viewBox="0 0 1451 1">
          <text:p text:style-name="P1"><text:span text:style-name="T3">HDMI</text:span></text:p>
          <text:p text:style-name="P1"><text:span text:style-name="T3"/></text:p>
          <text:p text:style-name="P1"><text:span text:style-name="T3"/></text:p>
        </draw:connector>
        <draw:connector draw:style-name="gr16" draw:text-style-name="P17" draw:layer="layout" draw:type="line" svg:x1="8.175cm" svg:y1="3.7cm" svg:x2="8.175cm" svg:y2="4.2cm" draw:start-shape="id8" draw:start-glue-point="2" draw:end-shape="id4" draw:end-glue-point="0" svg:d="M8175 3700v500" svg:viewBox="0 0 1 501">
          <text:p/>
        </draw:connector>
        <draw:connector draw:style-name="gr17" draw:text-style-name="P17" draw:layer="layout" draw:type="line" svg:x1="20.025cm" svg:y1="3.7cm" svg:x2="20.025cm" svg:y2="4.2cm" draw:start-shape="id9" draw:start-glue-point="2" draw:end-shape="id5" draw:end-glue-point="0" svg:d="M20025 3700v500" svg:viewBox="0 0 1 501">
          <text:p/>
        </draw:connector>
        <draw:connector draw:style-name="gr18" draw:text-style-name="P14" draw:layer="layout" draw:type="line" svg:x1="21.65cm" svg:y1="4.825cm" svg:x2="22.9cm" svg:y2="4.825cm" draw:start-shape="id5" draw:start-glue-point="1" draw:end-shape="id10" draw:end-glue-point="3" svg:d="M21650 4825h1250" svg:viewBox="0 0 1251 1">
          <text:p text:style-name="P1"><text:span text:style-name="T3">HDMI</text:span></text:p>
          <text:p text:style-name="P1"><text:span text:style-name="T3"/></text:p>
          <text:p text:style-name="P1"><text:span text:style-name="T3"/></text:p>
        </draw:connector>
        <draw:connector draw:style-name="gr19" draw:text-style-name="P17" draw:layer="layout" draw:type="line" svg:x1="22.9cm" svg:y1="8.875cm" svg:x2="21.65cm" svg:y2="8.875cm" draw:start-shape="id11" draw:start-glue-point="3" draw:end-shape="id12" svg:d="M22900 8875h-1250" svg:viewBox="0 0 1251 1">
          <text:p/>
        </draw:connector>
        <draw:connector draw:style-name="gr20" draw:text-style-name="P16" draw:layer="layout" svg:x1="8.175cm" svg:y1="7.75cm" svg:x2="5.1cm" svg:y2="12.425cm" draw:start-shape="id2" draw:start-glue-point="2" draw:end-shape="id13" draw:end-glue-point="1" svg:d="M8175 7750v4675h-3075" svg:viewBox="0 0 3076 4676">
          <text:p text:style-name="P15"><text:span text:style-name="T3">I2C</text:span></text:p>
        </draw:connector>
        <draw:connector draw:style-name="gr21" draw:text-style-name="P14" draw:layer="layout" svg:x1="8.175cm" svg:y1="7.75cm" svg:x2="8.175cm" svg:y2="13.75cm" draw:start-shape="id2" draw:end-shape="id14" svg:d="M8175 7750v6000" svg:viewBox="0 0 1 6001">
          <text:p text:style-name="P1"><text:span text:style-name="T3">Analog <text:s text:c="12"/></text:span><text:span text:style-name="T3"><text:s text:c="2"/></text:span></text:p>
        </draw:connector>
        <draw:connector draw:style-name="gr22" draw:text-style-name="P19" draw:layer="layout" svg:x1="12.075cm" svg:y1="13.75cm" svg:x2="8.175cm" svg:y2="7.75cm" draw:start-shape="id15" draw:end-shape="id2" draw:end-glue-point="2" svg:d="M12075 13750v-3000h-3900v-3000" svg:viewBox="0 0 3901 6001">
          <text:p text:style-name="P18"><text:span text:style-name="T3">Digital</text:span></text:p>
        </draw:connector>
        <draw:connector draw:style-name="gr23" draw:text-style-name="P19" draw:layer="layout" svg:x1="15.925cm" svg:y1="13.75cm" svg:x2="8.175cm" svg:y2="7.75cm" draw:start-shape="id16" draw:start-glue-point="0" draw:end-shape="id2" draw:end-glue-point="2" svg:d="M15925 13750v-3000h-7750v-3000" svg:viewBox="0 0 7751 6001">
          <text:p text:style-name="P18"><text:span text:style-name="T3">Digital</text:span></text:p>
        </draw:connector>
        <draw:connector draw:style-name="gr24" draw:text-style-name="P19" draw:layer="layout" svg:x1="19.925cm" svg:y1="13.75cm" svg:x2="8.175cm" svg:y2="7.75cm" draw:start-shape="id17" draw:start-glue-point="0" draw:end-shape="id2" draw:end-glue-point="2" svg:d="M19925 13750v-3000h-11750v-3000" svg:viewBox="0 0 11751 6001">
          <text:p text:style-name="P18"><text:span text:style-name="T3">Digital</text:span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7 20 13" svg:d="M0 20l10-13 10 13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2T22:23:02.136486860</meta:creation-date>
    <dc:date>2023-01-02T23:12:07.020577035</dc:date>
    <meta:editing-duration>PT26M58S</meta:editing-duration>
    <meta:editing-cycles>7</meta:editing-cycles>
    <meta:generator>LibreOffice/7.3.7.2$Linux_X86_64 LibreOffice_project/30$Build-2</meta:generator>
    <meta:document-statistic meta:object-count="35"/>
  </office:meta>
</office:document-meta>
</file>